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,Tahoma" svg:font-family="Arial,Tahoma" style:font-family-generic="roman" svg:panose-1="0 0 0 0 0 0 0 0 0 0"/>
    <style:font-face style:name="sans-serif" svg:font-family="sans-serif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7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style:language-asian="ja" style:country-asian="JP"/>
    </style:style>
    <style:style style:name="T18" style:parent-style-name="Fuentedepárrafopredeter." style:family="text">
      <style:text-properties style:font-name="Arial,Tahoma" style:font-name-asian="Arial,Tahoma" style:font-name-complex="Arial,Tahoma" fo:font-weight="bold" style:font-weight-asian="bold" style:font-weight-complex="bold" fo:font-size="24pt" style:font-size-asian="24pt" style:font-size-complex="24pt"/>
    </style:style>
    <style:style style:name="P19" style:parent-style-name="Normal" style:family="paragraph">
      <style:text-properties style:font-name="DejaVu Serif" style:font-name-asian="Calibri" style:font-name-complex="Calibri" text:display="none" fo:font-size="11pt" style:font-size-asian="11pt" style:font-size-complex="11pt" style:language-complex="ar" style:country-complex="SA"/>
    </style:style>
    <style:style style:name="TableColumn21" style:family="table-column">
      <style:table-column-properties style:column-width="7.0486in" style:use-optimal-column-width="false"/>
    </style:style>
    <style:style style:name="Table20" style:family="table">
      <style:table-properties style:width="7.0486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24" style:parent-style-name="Heading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486in" style:use-optimal-column-width="false"/>
    </style:style>
    <style:style style:name="Table26" style:family="table">
      <style:table-properties style:width="7.0486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ableColumn32" style:family="table-column">
      <style:table-column-properties style:column-width="7.0486in" style:use-optimal-column-width="false"/>
    </style:style>
    <style:style style:name="Table31" style:family="table">
      <style:table-properties style:width="7.0486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7.0486in" style:use-optimal-column-width="false"/>
    </style:style>
    <style:style style:name="Table35" style:family="table">
      <style:table-properties style:width="7.0486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40" style:family="table-column">
      <style:table-column-properties style:column-width="7.0486in" style:use-optimal-column-width="false"/>
    </style:style>
    <style:style style:name="Table39" style:family="table">
      <style:table-properties style:width="7.0486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ableColumn46" style:family="table-column">
      <style:table-column-properties style:column-width="7.0486in" style:use-optimal-column-width="false"/>
    </style:style>
    <style:style style:name="Table45" style:family="table">
      <style:table-properties style:width="7.0486in" fo:margin-left="-0.0034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ableColumn51" style:family="table-column">
      <style:table-column-properties style:column-width="7.0486in" style:use-optimal-column-width="false"/>
    </style:style>
    <style:style style:name="Table50" style:family="table">
      <style:table-properties style:width="7.0486in" fo:margin-left="-0.0034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54" style:parent-style-name="Fuentedepárrafopredeter." style:family="text">
      <style:text-properties style:font-name="sans-serif" style:font-name-asian="sans-serif" style:font-name-complex="sans-serif"/>
    </style:style>
    <style:style style:name="T55" style:parent-style-name="Fuentedepárrafopredeter." style:family="text">
      <style:text-properties style:font-name="sans-serif" style:font-name-asian="sans-serif" style:font-name-complex="sans-serif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Column58" style:family="table-column">
      <style:table-column-properties style:column-width="7.0486in" style:use-optimal-column-width="false"/>
    </style:style>
    <style:style style:name="Table57" style:family="table">
      <style:table-properties style:width="7.0486in" fo:margin-left="-0.0034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7.0486in" style:use-optimal-column-width="false"/>
    </style:style>
    <style:style style:name="Table62" style:family="table">
      <style:table-properties style:width="7.0486in" fo:margin-left="-0.0034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Column68" style:family="table-column">
      <style:table-column-properties style:column-width="7.0486in" style:use-optimal-column-width="false"/>
    </style:style>
    <style:style style:name="Table67" style:family="table">
      <style:table-properties style:width="7.0486in" fo:margin-left="-0.0034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7"><draw:frame draw:z-index="251658240" draw:style-name="a0" draw:name="graphics1" text:anchor-type="paragraph" svg:x="0in" svg:y="0in" svg:width="6.97205in" svg:height="0.43819in" style:rel-width="scale" style:rel-height="scale"><draw:image xlink:href="media/image1.png" xlink:type="simple" xlink:show="embed" xlink:actuate="onLoad"/><svg:title/><svg:desc/></draw:frame></text:span><text:span text:style-name="T18">Sistemas Operativos</text:span></text:p>
          </table:table-cell>
        </table:table-row>
      </table:table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25">Nombre y apellidos: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>David Gil Bautista</text:p>
          </table:table-cell>
        </table:table-row>
      </table:table>
      <text:p text:style-name="Standard"/>
      <text:p text:style-name="P30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43">b) Cuestionario de conocimientos adquiridos.</text:p>
      <text:p text:style-name="Standard">Mi solución a la<text:s/><text:span text:style-name="T44">actividad 2.2</text:span><text:s/>ha sido:</text:p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TableContents">[root@localhost ~]# mkfs -t ext3 -L LABEL_ext3 /dev/loop0 <text:s/></text:p>
            <text:p text:style-name="TableContents">mke2fs 1.41.12 (17-May-2010)</text:p>
            <text:p text:style-name="TableContents">Filesystem label=LABEL_ext3</text:p>
            <text:p text:style-name="TableContents">OS type: Linux</text:p>
            <text:p text:style-name="TableContents">Block size=1024 (log=0)</text:p>
            <text:p text:style-name="TableContents">Fragment size=1024 (log=0)</text:p>
            <text:p text:style-name="TableContents">Stride=0 blocks, Stripe width=0 blocks</text:p>
            <text:p text:style-name="TableContents">5016 inodes, 20000 blocks</text:p>
            <text:p text:style-name="TableContents">1000 blocks (5.00%) reserved for the super user</text:p>
            <text:p text:style-name="TableContents">First data block=1</text:p>
            <text:p text:style-name="TableContents">Maximum filesystem blocks=20709376</text:p>
            <text:p text:style-name="TableContents">3 block groups</text:p>
            <text:p text:style-name="TableContents">8192 blocks per group, 8192 fragments per group</text:p>
            <text:p text:style-name="TableContents">1672 inodes per group</text:p>
            <text:p text:style-name="TableContents">Superblock backups stored on blocks:</text:p>
            <text:p text:style-name="TableContents"><text:tab/>8193</text:p>
            <text:p text:style-name="TableContents"/>
            <text:p text:style-name="TableContents">Writing inode tables: done <text:s text:c="27"/></text:p>
            <text:p text:style-name="TableContents">Creating journal (1024 blocks): done</text:p>
            <text:p text:style-name="TableContents">Writing superblocks and filesystem accounting information: done</text:p>
            <text:p text:style-name="TableContents"/>
            <text:p text:style-name="TableContents">This filesystem will be automatically checked every 30 mounts or</text:p>
            <text:p text:style-name="TableContents">180 days, whichever comes first. <text:s/>Use tune2fs -c or -i to override.</text:p>
            <text:p text:style-name="TableContents"/>
            <text:p text:style-name="TableContents"/>
            <text:p text:style-name="TableContents">[root@localhost ~]# mkfs -t ext4 -L LABEL_ext4 /dev/loop1 <text:s/></text:p>
          </table:table-cell>
        </table:table-row>
      </table:table>
      <text:p text:style-name="Standard"/>
      <text:p text:style-name="Standard">Mi solución a la<text:s/><text:span text:style-name="T49">actividad 2.3</text:span><text:s/>ha sido:</text:p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Normal"><text:span text:style-name="T54">tune2fs -c -1 -C 0</text:span></text:p>
            <text:p text:style-name="TableContents"/>
            <text:p text:style-name="Normal"><text:span text:style-name="T55">tune2fs /dev/loop0 -r (NumeroBloques) -u (user)</text:span></text:p>
            <text:p text:style-name="TableContents"/>
          </table:table-cell>
        </table:table-row>
      </table:table>
      <text:p text:style-name="Standard"/>
      <text:p text:style-name="Standard">Mi solución a la<text:s/><text:span text:style-name="T56">actividad 2.7</text:span><text:s/>ha sido:</text:p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TableContents">yum install paquete -&gt; Pide confirmación para instalar el paquete</text:p>
            <text:p text:style-name="TableContents">yum –y install paquete -&gt; No pide la confirmación</text:p>
            <text:p text:style-name="TableContents">yum install "paquete1 paquete2 … " -&gt; Instala varios paquetes</text:p>
            <text:p text:style-name="TableContents">yum update -&gt; Actualiza todos los paquetes<text:s/></text:p>
            <text:p text:style-name="TableContents">yum chech-update -&gt;Muestra los paquetes que necesitan ser actualizados</text:p>
            <text:p text:style-name="TableContents">yum info paquete -&gt; Muestra la información de dicho paquete</text:p>
            <text:p text:style-name="TableContents"/>
            <text:p text:style-name="TableContents">Debido a que no trabajo desde el ordenador del aula no he podido instalar los paquetes, aunque el procedimiento es el mismo que el mostrado con los comandos de arriba y añadiendo la ruta.</text:p>
          </table:table-cell>
        </table:table-row>
      </table:table>
      <text:p text:style-name="Standard"/>
      <text:p text:style-name="Standard">Mi solución a la<text:s/><text:span text:style-name="T61">actividad 2.8</text:span><text:s/>ha sido: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TableContents">1) rpm –qi paquete</text:p>
            <text:p text:style-name="TableContents">2) rpm –q –c –i paquete<text:s/></text:p>
            <text:p text:style-name="TableContents">3) rpm –q –whatrequires paquete</text:p>
            <text:p text:style-name="TableContents">4) rpm –i <text:s/>/(ruta)/quota.rpm</text:p>
            <text:p text:style-name="TableContents">5) rpm –i sysstat</text:p>
            <text:p text:style-name="TableContents"><text:s text:c="4"/>rpm –e –nodeps –v <text:s/>sysstat</text:p>
            <text:p text:style-name="TableContents"/>
          </table:table-cell>
        </table:table-row>
      </table:table>
      <text:p text:style-name="Standard"/>
      <text:p text:style-name="Standard">Mi solución a la<text:s/><text:span text:style-name="T66">actividad 2.10</text:span><text:s/>ha sido:</text:p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TableContents">gedit aquota.user</text:p>
            <text:p text:style-name="TableContents"/>
            <text:p text:style-name="TableContents">ó</text:p>
            <text:p text:style-name="TableContents"/>
            <text:p text:style-name="TableContents">setquota –u (user) -b 5 10 5 10</text:p>
            <text:p text:style-name="TableContents"/>
            <text:p text:style-name="TableContents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,Tahoma" svg:font-family="Arial,Tahoma" style:font-family-generic="roman" svg:panose-1="0 0 0 0 0 0 0 0 0 0"/>
    <style:font-face style:name="sans-serif" svg:font-family="sans-serif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Heading">
      <style:text-properties fo:hyphenate="false"/>
    </style:style>
    <style:style style:name="Título31" style:display-name="Título 31" style:family="paragraph" style:parent-style-name="Heading">
      <style:text-properties fo:hyphenate="false"/>
    </style:style>
    <style:style style:name="Título11" style:display-name="Título 11" style:family="paragraph" style:parent-style-name="Heading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Heading">
      <style:text-properties fo:hyphenate="false"/>
    </style:style>
    <style:style style:name="Título51" style:display-name="Título 51" style:family="paragraph" style:parent-style-name="Heading">
      <style:text-properties fo:hyphenate="false"/>
    </style:style>
    <style:style style:name="Título71" style:display-name="Título 71" style:family="paragraph" style:parent-style-name="Heading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</style:style>
    <style:style style:name="T7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color="#999999" fo:font-size="10pt" style:font-size-asian="10pt" style:font-size-complex="10pt"/>
    </style:style>
    <style:style style:name="T10" style:parent-style-name="Fuentedepárrafopredeter." style:family="text">
      <style:text-properties style:font-name="Arial" fo:color="#999999" fo:font-size="10pt" style:font-size-asian="10pt" style:font-size-complex="10pt"/>
    </style:style>
    <style:style style:name="T11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P12" style:parent-style-name="Encabezado1" style:family="paragraph">
      <style:paragraph-properties fo:margin-bottom="0in" fo:line-height="100%"/>
      <style:text-properties fo:color="#999999"/>
    </style:style>
    <style:style style:name="T13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14" style:parent-style-name="Fuentedepárrafopredeter." style:family="text">
      <style:text-properties style:font-name="Arial" fo:font-size="10pt" style:font-size-asian="10pt" style:font-size-complex="10pt"/>
    </style:style>
    <style:style style:name="T15" style:parent-style-name="Fuentedepárrafopredeter." style:family="text">
      <style:text-properties style:font-name="Arial" fo:font-size="10pt" style:font-size-asian="10pt" style:font-size-complex="10pt"/>
    </style:style>
    <style:style style:name="T16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<text:span text:style-name="T7">Prácticas de Sistemas Operativos</text:span><text:span text:style-name="T8"><text:tab/></text:span><text:span text:style-name="T9"><text:tab/></text:span><text:span text:style-name="T10"><text:tab/></text:span><text:span text:style-name="T11"><text:s text:c="6"/>Módulo I. Administración del Sistema Operativo Linux</text:span></text:p>
        <text:p text:style-name="P12"/>
      </style:header>
      <style:footer>
        <text:p text:style-name="Piedepágina1"><text:span text:style-name="T13">Sesión 1. Herramientas de administración básicas</text:span><text:span text:style-name="T14"><text:tab/></text:span><text:span text:style-name="T15"><text:tab/></text:span><text:span text:style-name="T1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Gil Bautista</dc:creator>
    <meta:creation-date>2016-10-11T19:32:00Z</meta:creation-date>
    <dc:date>2016-10-11T19:32:00Z</dc:date>
    <meta:print-date>2011-10-06T10:39:00Z</meta:print-date>
    <meta:template xlink:href="Normal.dotm" xlink:type="simple"/>
    <meta:editing-cycles>187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5" meta:word-count="386" meta:character-count="2506" meta:row-count="17" meta:non-whitespace-character-count="2125"/>
  </office:meta>
</office:document-meta>
</file>